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75pt"/>
    </style:style>
    <style:style style:name="co2" style:family="table-column">
      <style:table-column-properties fo:break-before="auto" style:column-width="151.65pt"/>
    </style:style>
    <style:style style:name="co3" style:family="table-column">
      <style:table-column-properties fo:break-before="auto" style:column-width="20.61pt"/>
    </style:style>
    <style:style style:name="co4" style:family="table-column">
      <style:table-column-properties fo:break-before="auto" style:column-width="47.59pt"/>
    </style:style>
    <style:style style:name="co5" style:family="table-column">
      <style:table-column-properties fo:break-before="auto" style:column-width="214.3pt"/>
    </style:style>
    <style:style style:name="co6" style:family="table-column">
      <style:table-column-properties fo:break-before="auto" style:column-width="347.64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9dc3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fbe5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70ad4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9dc3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fbe5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fbe5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number-columns-repeated="998" table:default-cell-style-name="Default"/>
        <table:table-row table:style-name="ro1">
          <table:table-cell table:style-name="ce1" table:number-columns-repeated="2"/>
          <table:table-cell table:style-name="ce4" table:number-columns-repeated="4"/>
          <table:table-cell table:style-name="ce6" table:number-columns-repeated="4"/>
          <table:table-cell table:style-name="ce7" table:number-columns-repeated="4"/>
          <table:table-cell table:style-name="ce3" table:number-columns-repeated="12"/>
          <table:table-cell table:number-columns-repeated="998"/>
        </table:table-row>
        <table:table-row table:style-name="ro1" table:number-rows-repeated="4">
          <table:table-cell table:style-name="ce2" table:number-columns-repeated="2"/>
          <table:table-cell table:style-name="ce5" table:number-columns-repeated="1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8" office:value-type="string" calcext:value-type="string">
            <text:p>Una valutazione da 0 a 3 per ognuno dei punti indicati</text:p>
          </table:table-cell>
          <table:table-cell table:style-name="ce8"/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9" office:value-type="string" calcext:value-type="string">
            <text:p><text:s text:c="2"/>1)   Competenze Comportamentali</text:p>
          </table:table-cell>
          <table:table-cell table:style-name="ce9"/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9" office:value-type="string" calcext:value-type="string">
            <text:p><text:s text:c="6"/>1.1)</text:p>
          </table:table-cell>
          <table:table-cell table:style-name="ce9" office:value-type="string" calcext:value-type="string">
            <text:p>Capacità di interagire e comportarsi in maniera professionale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9" office:value-type="string" calcext:value-type="string">
            <text:p><text:s text:c="6"/>1.2)</text:p>
          </table:table-cell>
          <table:table-cell table:style-name="ce9" office:value-type="string" calcext:value-type="string">
            <text:p>Motivazione, livello di partecipazione e interesse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9" office:value-type="string" calcext:value-type="string">
            <text:p><text:s text:c="6"/>1.3)</text:p>
          </table:table-cell>
          <table:table-cell table:style-name="ce9" office:value-type="string" calcext:value-type="string">
            <text:p>Lavoro in gruppo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9" office:value-type="string" calcext:value-type="string">
            <text:p><text:s text:c="6"/>1.4)</text:p>
          </table:table-cell>
          <table:table-cell table:style-name="ce9" office:value-type="string" calcext:value-type="string">
            <text:p>Qualità e accuratezza del lavoro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0" office:value-type="string" calcext:value-type="string">
            <text:p><text:s text:c="2"/>2)   Competenze Organizzative</text:p>
          </table:table-cell>
          <table:table-cell table:style-name="ce10"/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0" office:value-type="string" calcext:value-type="string">
            <text:p><text:s text:c="6"/>2.1)</text:p>
          </table:table-cell>
          <table:table-cell table:style-name="ce10" office:value-type="string" calcext:value-type="string">
            <text:p>Rispetto degli orari di lavoro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0" office:value-type="string" calcext:value-type="string">
            <text:p><text:s text:c="6"/>2.2)</text:p>
          </table:table-cell>
          <table:table-cell table:style-name="ce10" office:value-type="string" calcext:value-type="string">
            <text:p>Rispetto delle scadenze di lavoro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0" office:value-type="string" calcext:value-type="string">
            <text:p><text:s text:c="6"/>2.3)</text:p>
          </table:table-cell>
          <table:table-cell table:style-name="ce10" office:value-type="string" calcext:value-type="string">
            <text:p>Individuazione e risoluzione delle criticità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0" office:value-type="string" calcext:value-type="string">
            <text:p><text:s text:c="6"/>2.4)</text:p>
          </table:table-cell>
          <table:table-cell table:style-name="ce10" office:value-type="string" calcext:value-type="string">
            <text:p>Gestione delle attività con autonomia operativa e organizzativa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1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1" office:value-type="string" calcext:value-type="string">
            <text:p><text:s text:c="2"/>3) <text:s text:c="2"/>Competenze Tecnico-professionali</text:p>
          </table:table-cell>
          <table:table-cell table:style-name="ce11"/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1" office:value-type="string" calcext:value-type="string">
            <text:p><text:s text:c="6"/>3.1)</text:p>
          </table:table-cell>
          <table:table-cell table:style-name="ce12" office:value-type="string" calcext:value-type="string">
            <text:p>Competenza degli argomenti trattati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1" office:value-type="string" calcext:value-type="string">
            <text:p><text:s text:c="6"/>3.2)</text:p>
          </table:table-cell>
          <table:table-cell table:style-name="ce12" office:value-type="string" calcext:value-type="string">
            <text:p>Problem Solving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1" office:value-type="string" calcext:value-type="string">
            <text:p><text:s text:c="6"/>3.3)</text:p>
          </table:table-cell>
          <table:table-cell table:style-name="ce12" office:value-type="string" calcext:value-type="string">
            <text:p>Gestione del lavoro sotto stress 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2"/>
          <table:table-cell table:style-name="ce11" office:value-type="string" calcext:value-type="string">
            <text:p><text:s text:c="6"/>3.4)</text:p>
          </table:table-cell>
          <table:table-cell table:style-name="ce12" office:value-type="string" calcext:value-type="string">
            <text:p>Capacità di collaborazione e team working</text:p>
          </table:table-cell>
          <table:table-cell table:style-name="ce3" table:number-columns-repeated="8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5" table:number-columns-repeated="12"/>
          <table:table-cell table:style-name="ce3" table:number-columns-repeated="12"/>
          <table:table-cell table:number-columns-repeated="998"/>
        </table:table-row>
        <table:table-row table:style-name="ro1" table:number-rows-repeated="3">
          <table:table-cell table:style-name="ce2" table:number-columns-repeated="2"/>
          <table:table-cell table:style-name="ce5" table:number-columns-repeated="12"/>
          <table:table-cell table:style-name="ce3" table:number-columns-repeated="12"/>
          <table:table-cell table:number-columns-repeated="998"/>
        </table:table-row>
        <table:table-row table:style-name="ro1" table:number-rows-repeated="972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Buonvè</meta:initial-creator>
    <meta:document-statistic meta:table-count="1" meta:cell-count="28" meta:object-count="0"/>
    <meta:generator>LibreOfficeDev/6.0.5.2$Linux_X86_64 LibreOffice_project/</meta:generator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